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in" table:align="left"/>
    </style:style>
    <style:style style:name="Table1.A" style:family="table-column">
      <style:table-column-properties style:column-width="0.875in"/>
    </style:style>
    <style:style style:name="Table1.B" style:family="table-column">
      <style:table-column-properties style:column-width="3.125in"/>
    </style:style>
    <style:style style:name="Table1.A1" style:family="table-cell">
      <style:table-cell-properties style:vertical-align="middle" fo:padding="0.0194in" fo:border="none"/>
    </style:style>
    <style:style style:name="Table2" style:family="table">
      <style:table-properties style:width="4.0208in" table:align="left"/>
    </style:style>
    <style:style style:name="Table2.A" style:family="table-column">
      <style:table-column-properties style:column-width="0.8458in"/>
    </style:style>
    <style:style style:name="Table2.B" style:family="table-column">
      <style:table-column-properties style:column-width="3.175in"/>
    </style:style>
    <style:style style:name="Table2.A1" style:family="table-cell">
      <style:table-cell-properties style:vertical-align="middle" fo:padding="0.0194in" fo:border="none"/>
    </style:style>
    <style:style style:name="P1" style:family="paragraph" style:parent-style-name="Standard">
      <style:text-properties officeooo:rsid="001e84a8" officeooo:paragraph-rsid="001e84a8"/>
    </style:style>
    <style:style style:name="P2" style:family="paragraph" style:parent-style-name="Standard" style:list-style-name="L2">
      <style:text-properties officeooo:rsid="001f63e4" officeooo:paragraph-rsid="001f63e4"/>
    </style:style>
    <style:style style:name="P3" style:family="paragraph" style:parent-style-name="Standard">
      <style:text-properties officeooo:rsid="001f63e4" officeooo:paragraph-rsid="00218385"/>
    </style:style>
    <style:style style:name="P4" style:family="paragraph" style:parent-style-name="Standard">
      <style:text-properties officeooo:rsid="00218385" officeooo:paragraph-rsid="00218385"/>
    </style:style>
    <style:style style:name="P5" style:family="paragraph" style:parent-style-name="Standard">
      <style:paragraph-properties style:line-height-at-least="0.198in"/>
      <style:text-properties fo:color="#d4d4d4" style:font-name="Droid Sans Mono" fo:font-size="10.5pt" fo:font-weight="normal" fo:background-color="#1e1e1e"/>
    </style:style>
    <style:style style:name="P6" style:family="paragraph" style:parent-style-name="Standard">
      <style:text-properties fo:color="#d4d4d4" style:font-name="Droid Sans Mono" fo:font-size="10.5pt" fo:font-weight="normal" officeooo:rsid="0021f28d" officeooo:paragraph-rsid="0021f28d" fo:background-color="#1e1e1e"/>
    </style:style>
    <style:style style:name="P7" style:family="paragraph" style:parent-style-name="Standard">
      <style:paragraph-properties style:line-height-at-least="0.198in"/>
      <style:text-properties fo:color="#d4d4d4" style:font-name="Droid Sans Mono" fo:font-size="10.5pt" fo:font-weight="normal" officeooo:rsid="0021f28d" officeooo:paragraph-rsid="0021f28d" fo:background-color="#1e1e1e"/>
    </style:style>
    <style:style style:name="P8" style:family="paragraph" style:parent-style-name="Standard">
      <style:text-properties fo:color="#d4d4d4" style:font-name="Liberation Mono" fo:font-size="10.5pt" fo:font-weight="normal" officeooo:rsid="00218385" officeooo:paragraph-rsid="00218385" fo:background-color="#1e1e1e"/>
    </style:style>
    <style:style style:name="P9" style:family="paragraph" style:parent-style-name="Standard">
      <style:paragraph-properties style:line-height-at-least="0.198in"/>
      <style:text-properties fo:color="#d4d4d4" style:font-name="Liberation Mono" fo:font-size="10.5pt" fo:font-weight="normal" fo:background-color="#1e1e1e"/>
    </style:style>
    <style:style style:name="P10" style:family="paragraph" style:parent-style-name="Standard">
      <style:paragraph-properties style:line-height-at-least="0.198in"/>
    </style:style>
    <style:style style:name="P11" style:family="paragraph" style:parent-style-name="Standard">
      <style:text-properties officeooo:paragraph-rsid="00218385"/>
    </style:style>
    <style:style style:name="P12" style:family="paragraph" style:parent-style-name="Standard">
      <style:text-properties style:font-name="Liberation Mono" officeooo:paragraph-rsid="00218385"/>
    </style:style>
    <style:style style:name="P13" style:family="paragraph" style:parent-style-name="Standard">
      <style:paragraph-properties style:line-height-at-least="0.198in"/>
      <style:text-properties style:font-name="Liberation Mono"/>
    </style:style>
    <style:style style:name="P14" style:family="paragraph" style:parent-style-name="Standard">
      <style:paragraph-properties style:line-height-at-least="0.198in"/>
      <style:text-properties officeooo:rsid="0021f28d" officeooo:paragraph-rsid="0021f28d"/>
    </style:style>
    <style:style style:name="P15" style:family="paragraph" style:parent-style-name="Standard">
      <style:text-properties officeooo:rsid="0021f28d" officeooo:paragraph-rsid="0021f28d"/>
    </style:style>
    <style:style style:name="P16" style:family="paragraph" style:parent-style-name="Standard">
      <style:paragraph-properties style:line-height-at-least="0.198in"/>
      <style:text-properties fo:color="#6a9955" style:font-name="Droid Sans Mono" fo:font-size="10.5pt" fo:font-weight="normal" fo:background-color="#1e1e1e"/>
    </style:style>
    <style:style style:name="P17" style:family="paragraph" style:parent-style-name="Standard">
      <style:paragraph-properties style:line-height-at-least="0.198in"/>
      <style:text-properties officeooo:rsid="00240a67" officeooo:paragraph-rsid="00240a67"/>
    </style:style>
    <style:style style:name="P18" style:family="paragraph" style:parent-style-name="Standard">
      <style:text-properties officeooo:rsid="00240a67" officeooo:paragraph-rsid="00240a67"/>
    </style:style>
    <style:style style:name="P19" style:family="paragraph" style:parent-style-name="Standard">
      <style:text-properties officeooo:rsid="00255b13" officeooo:paragraph-rsid="00255b13"/>
    </style:style>
    <style:style style:name="P20" style:family="paragraph" style:parent-style-name="Standard">
      <style:text-properties officeooo:rsid="002758b8" officeooo:paragraph-rsid="002758b8"/>
    </style:style>
    <style:style style:name="P21" style:family="paragraph" style:parent-style-name="Standard">
      <style:paragraph-properties style:line-height-at-least="0.198in"/>
      <style:text-properties officeooo:rsid="0029f7ec" officeooo:paragraph-rsid="0029f7ec"/>
    </style:style>
    <style:style style:name="P22" style:family="paragraph" style:parent-style-name="Standard">
      <style:text-properties officeooo:rsid="002b0555" officeooo:paragraph-rsid="002b0555"/>
    </style:style>
    <style:style style:name="P23" style:family="paragraph" style:parent-style-name="Standard">
      <style:text-properties officeooo:rsid="002c1f2c" officeooo:paragraph-rsid="002c1f2c"/>
    </style:style>
    <style:style style:name="P24" style:family="paragraph" style:parent-style-name="Standard" style:list-style-name="L2">
      <style:text-properties officeooo:rsid="002c1f2c" officeooo:paragraph-rsid="002c1f2c"/>
    </style:style>
    <style:style style:name="P25" style:family="paragraph" style:parent-style-name="Standard">
      <style:text-properties officeooo:rsid="002c1f2c" officeooo:paragraph-rsid="002ff8e1"/>
    </style:style>
    <style:style style:name="P26" style:family="paragraph" style:parent-style-name="Standard">
      <style:text-properties officeooo:rsid="001e84a8" officeooo:paragraph-rsid="001e84a8"/>
    </style:style>
    <style:style style:name="P27" style:family="paragraph" style:parent-style-name="Standard">
      <style:paragraph-properties fo:break-before="page"/>
      <style:text-properties officeooo:rsid="002c1f2c" officeooo:paragraph-rsid="002ff8e1"/>
    </style:style>
    <style:style style:name="T1" style:family="text">
      <style:text-properties officeooo:rsid="001f63e4"/>
    </style:style>
    <style:style style:name="T2" style:family="text">
      <style:text-properties officeooo:rsid="00218385"/>
    </style:style>
    <style:style style:name="T3" style:family="text">
      <style:text-properties fo:color="#569cd6"/>
    </style:style>
    <style:style style:name="T4" style:family="text">
      <style:text-properties fo:color="#d4d4d4" fo:font-size="10.5pt" fo:font-weight="normal" officeooo:rsid="00218385" fo:background-color="#1e1e1e" loext:char-shading-value="0"/>
    </style:style>
    <style:style style:name="T5" style:family="text">
      <style:text-properties fo:color="#c586c0"/>
    </style:style>
    <style:style style:name="T6" style:family="text">
      <style:text-properties fo:color="#c586c0" fo:font-size="10.5pt" fo:font-weight="normal" officeooo:rsid="00218385" fo:background-color="#1e1e1e" loext:char-shading-value="0"/>
    </style:style>
    <style:style style:name="T7" style:family="text">
      <style:text-properties fo:color="#ce9178"/>
    </style:style>
    <style:style style:name="T8" style:family="text">
      <style:text-properties fo:color="#dcdcaa"/>
    </style:style>
    <style:style style:name="T9" style:family="text">
      <style:text-properties fo:color="#b5cea8"/>
    </style:style>
    <style:style style:name="T10" style:family="text">
      <style:text-properties fo:color="#d7ba7d"/>
    </style:style>
    <style:style style:name="T11" style:family="text">
      <style:text-properties fo:color="#9cdcfe"/>
    </style:style>
    <style:style style:name="T12" style:family="text">
      <style:text-properties officeooo:rsid="00235ac1"/>
    </style:style>
    <style:style style:name="T13" style:family="text">
      <style:text-properties officeooo:rsid="00240a67"/>
    </style:style>
    <style:style style:name="T14" style:family="text">
      <style:text-properties officeooo:rsid="002de85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plementazio berriak:</text:p>
      <text:p text:style-name="P3"/>
      <text:p text:style-name="P20">1. Objektuen translazioa, biraketak eta tamaina aldaketak inplementatu.</text:p>
      <text:p text:style-name="P20"/>
      <text:p text:style-name="P11"><text:span text:style-name="T2">Objektuen transformazioak inplementatzeko, io.c fitxategian transformazio_mota aldagaia sortu dugu egin nahi ditugun aldaketak zein transformaziorekin egin jakiteko eta definitions.h fitxategian transformazio-mota bakoitzari zenbaki bat esleitu diogu:</text:span></text:p>
      <text:p text:style-name="P4"/>
      <text:p text:style-name="P15">definitions.h</text:p>
      <text:p text:style-name="P15"/>
      <text:p text:style-name="P6"><text:span text:style-name="T5">#define</text:span><text:span text:style-name="T3"> </text:span><text:span text:style-name="T8">TRANSLAZIOA</text:span><text:span text:style-name="T3"> </text:span><text:span text:style-name="T9">0</text:span></text:p>
      <text:p text:style-name="P5"><text:span text:style-name="T5">#define</text:span><text:span text:style-name="T3"> </text:span><text:span text:style-name="T8">ERROTAZIOA</text:span><text:span text:style-name="T3"> </text:span><text:span text:style-name="T9">1</text:span></text:p>
      <text:p text:style-name="P5"><text:span text:style-name="T5">#define</text:span><text:span text:style-name="T3"> </text:span><text:span text:style-name="T8">ESKALAKETA</text:span><text:span text:style-name="T3"> </text:span><text:span text:style-name="T9">2</text:span></text:p>
      <text:p text:style-name="P5"><text:span text:style-name="T5">#define</text:span><text:span text:style-name="T3"> </text:span><text:span text:style-name="T8">LOKALA</text:span><text:span text:style-name="T3"> </text:span><text:span text:style-name="T9">3</text:span></text:p>
      <text:p text:style-name="P5"><text:span text:style-name="T5">#define</text:span><text:span text:style-name="T3"> </text:span><text:span text:style-name="T8">GLOBALA</text:span><text:span text:style-name="T3"> </text:span><text:span text:style-name="T9">4</text:span></text:p>
      <text:p text:style-name="P15"/>
      <text:p text:style-name="P4"/>
      <text:p text:style-name="P15">io.c</text:p>
      <text:p text:style-name="P8"><text:span text:style-name="T3">extern</text:span> <text:span text:style-name="T3">int</text:span> transformazio_mota;</text:p>
      <text:p text:style-name="P12"><text:span text:style-name="T6">switch</text:span><text:span text:style-name="T4"> (key) {</text:span></text:p>
      <text:p text:style-name="P9"><text:span text:style-name="T5">case</text:span> <text:span text:style-name="T7">'m'</text:span>:</text:p>
      <text:p text:style-name="P9"><text:span text:style-name="T5">case</text:span> <text:span text:style-name="T7">'M'</text:span>:</text:p>
      <text:p text:style-name="P9">transformazio_mota = TRANSLAZIOA;</text:p>
      <text:p text:style-name="P9"><text:span text:style-name="T5">break</text:span>;</text:p>
      <text:p text:style-name="P13"/>
      <text:p text:style-name="P9"><text:span text:style-name="T5">case</text:span> <text:span text:style-name="T7">'b'</text:span>:</text:p>
      <text:p text:style-name="P9"><text:span text:style-name="T5">case</text:span> <text:span text:style-name="T7">'B'</text:span>:</text:p>
      <text:p text:style-name="P9">transformazio_mota = ERROTAZIOA;</text:p>
      <text:p text:style-name="P9"><text:span text:style-name="T5">break</text:span>;</text:p>
      <text:p text:style-name="P13"/>
      <text:p text:style-name="P9"><text:span text:style-name="T5">case</text:span> <text:span text:style-name="T7">'t'</text:span>:</text:p>
      <text:p text:style-name="P9"><text:span text:style-name="T5">case</text:span> <text:span text:style-name="T7">'T'</text:span>:</text:p>
      <text:p text:style-name="P9">transformazio_mota = ESKALAKETA;</text:p>
      <text:p text:style-name="P9"><text:span text:style-name="T5">break</text:span>;</text:p>
      <text:p text:style-name="P13"/>
      <text:p text:style-name="P9"><text:span text:style-name="T5">case</text:span> <text:span text:style-name="T7">'g'</text:span>:</text:p>
      <text:p text:style-name="P9"><text:span text:style-name="T5">case</text:span> <text:span text:style-name="T7">'G'</text:span>:</text:p>
      <text:p text:style-name="P9">erreferentzia_sistema = GLOBALA;</text:p>
      <text:p text:style-name="P9"><text:span text:style-name="T5">break</text:span>;</text:p>
      <text:p text:style-name="P13"/>
      <text:p text:style-name="P9"><text:span text:style-name="T5">case</text:span> <text:span text:style-name="T7">'l'</text:span>:</text:p>
      <text:p text:style-name="P9"><text:span text:style-name="T5">case</text:span> <text:span text:style-name="T7">'L'</text:span>:</text:p>
      <text:p text:style-name="P9">erreferentzia_sistema = LOKALA;</text:p>
      <text:p text:style-name="P9"><text:span text:style-name="T5">break</text:span>;</text:p>
      <text:p text:style-name="P14"/>
      <text:p text:style-name="P14">Ondoren, io.c-n, transformazioak aplikatzeko matrize berri bat sortu dugu, transformazio bakoitzeko desberdina dena, eta hautatutako objektuaren momentuzko matrizeagatik biderkatzen dugu. Biderketa horren emaitza objektuan gordetzen dugu (objektuan sortu dugun atributu berria ondoren azalduko da) eta hori erabiliko dugu objektua bermarrazteko.</text:p>
      <text:p text:style-name="P14"/>
      <text:p text:style-name="P14"/>
      <text:p text:style-name="P14"/>
      <text:p text:style-name="P14"><text:soft-page-break/></text:p>
      <text:p text:style-name="P14">Adb.</text:p>
      <text:p text:style-name="P14"/>
      <text:p text:style-name="P14">io.c</text:p>
      <text:p text:style-name="P14"/>
      <text:p text:style-name="P7"><text:span text:style-name="T5">case</text:span> KEY_GORA:</text:p>
      <text:p text:style-name="P5"><text:span text:style-name="T8"><text:tab/>printf</text:span>(<text:span text:style-name="T7">"Gora</text:span><text:span text:style-name="T10">\n</text:span><text:span text:style-name="T7">"</text:span>);</text:p>
      <text:p text:style-name="P5"><text:span text:style-name="T5"><text:tab/>if</text:span> (_selected_object == <text:span text:style-name="T3">NULL</text:span>){</text:p>
      <text:p text:style-name="P5"><text:span text:style-name="T8"><text:tab/><text:tab/>printf</text:span>(<text:span text:style-name="T7">"Lehenik aukeratu objektu bat.</text:span><text:span text:style-name="T10">\n</text:span><text:span text:style-name="T7">"</text:span>);</text:p>
      <text:p text:style-name="P5"><text:span text:style-name="T5"><text:tab/><text:tab/>break</text:span>;</text:p>
      <text:p text:style-name="P5"><text:tab/>}</text:p>
      <text:p text:style-name="P10"/>
      <text:p text:style-name="P5"><text:span text:style-name="T5"><text:tab/>if</text:span> (transformazio_mota == TRANSLAZIOA){</text:p>
      <text:p text:style-name="P16"><text:tab/><text:tab/>//+y</text:p>
      <text:p text:style-name="P5"><text:tab/><text:tab/>m[<text:span text:style-name="T9">0</text:span>]=<text:span text:style-name="T9">1</text:span>; m[<text:span text:style-name="T9">4</text:span>]=<text:span text:style-name="T9">0</text:span>; m[<text:span text:style-name="T9">8</text:span>]=<text:span text:style-name="T9">0</text:span>; m[<text:span text:style-name="T9">12</text:span>]=<text:span text:style-name="T9">0</text:span>;</text:p>
      <text:p text:style-name="P5"><text:tab/><text:tab/>m[<text:span text:style-name="T9">1</text:span>]=<text:span text:style-name="T9">0</text:span>; m[<text:span text:style-name="T9">5</text:span>]=<text:span text:style-name="T9">1</text:span>; m[<text:span text:style-name="T9">9</text:span>]=<text:span text:style-name="T9">0</text:span>; m[<text:span text:style-name="T9">13</text:span>]=<text:span text:style-name="T9">1</text:span>;</text:p>
      <text:p text:style-name="P5"><text:tab/><text:tab/>m[<text:span text:style-name="T9">2</text:span>]=<text:span text:style-name="T9">0</text:span>; m[<text:span text:style-name="T9">6</text:span>]=<text:span text:style-name="T9">0</text:span>; m[<text:span text:style-name="T9">10</text:span>]=<text:span text:style-name="T9">1</text:span>; m[<text:span text:style-name="T9">14</text:span>]=<text:span text:style-name="T9">0</text:span>;</text:p>
      <text:p text:style-name="P5"><text:tab/><text:tab/>m[<text:span text:style-name="T9">3</text:span>]=<text:span text:style-name="T9">0</text:span>; m[<text:span text:style-name="T9">7</text:span>]=<text:span text:style-name="T9">0</text:span>; m[<text:span text:style-name="T9">11</text:span>]=<text:span text:style-name="T9">0</text:span>; m[<text:span text:style-name="T9">15</text:span>]=<text:span text:style-name="T9">1</text:span>;</text:p>
      <text:p text:style-name="P5"><text:span text:style-name="T5"><text:tab/>if</text:span>(erreferentzia_sistema == GLOBALA){</text:p>
      <text:p text:style-name="P5"><text:tab/><text:tab/>m2 = <text:span text:style-name="T8">mult</text:span>(m, <text:span text:style-name="T8">peek</text:span>(_selected_object-&gt;<text:span text:style-name="T11">transformazio_pila</text:span>));</text:p>
      <text:p text:style-name="P5"><text:tab/>}</text:p>
      <text:p text:style-name="P5"><text:span text:style-name="T5"><text:tab/>else</text:span>{</text:p>
      <text:p text:style-name="P5"><text:tab/><text:tab/>m2 = <text:span text:style-name="T8">mult</text:span>(<text:span text:style-name="T8">peek</text:span>(_selected_object-&gt;<text:span text:style-name="T11">transformazio_pila</text:span>), m);</text:p>
      <text:p text:style-name="P5"><text:tab/>}</text:p>
      <text:p text:style-name="P5"><text:span text:style-name="T8"><text:tab/>printMatrix</text:span>(m2);</text:p>
      <text:p text:style-name="P5"><text:span text:style-name="T8"><text:tab/>push</text:span>(_selected_object-&gt;<text:span text:style-name="T11">transformazio_pila</text:span>, m2);</text:p>
      <text:p text:style-name="P7">...</text:p>
      <text:p text:style-name="P14"/>
      <text:p text:style-name="P14"/>
      <table:table table:name="Table1" table:style-name="Table1">
        <table:table-column table:style-name="Table1.A"/>
        <table:table-column table:style-name="Table1.B"/>
        <table:table-row>
          <table:table-cell table:style-name="Table1.A1" office:value-type="string">
            <text:p text:style-name="Table_20_Contents">M,m</text:p>
          </table:table-cell>
          <table:table-cell table:style-name="Table1.A1" office:value-type="string">
            <text:p text:style-name="Table_20_Contents">Translazioa aktibatu</text:p>
          </table:table-cell>
        </table:table-row>
        <table:table-row>
          <table:table-cell table:style-name="Table1.A1" office:value-type="string">
            <text:p text:style-name="Table_20_Contents">B,b</text:p>
          </table:table-cell>
          <table:table-cell table:style-name="Table1.A1" office:value-type="string">
            <text:p text:style-name="Table_20_Contents">Biraketa aktibatu</text:p>
          </table:table-cell>
        </table:table-row>
        <table:table-row>
          <table:table-cell table:style-name="Table1.A1" office:value-type="string">
            <text:p text:style-name="Table_20_Contents">T,t</text:p>
          </table:table-cell>
          <table:table-cell table:style-name="Table1.A1" office:value-type="string">
            <text:p text:style-name="Table_20_Contents">Tamaina aldaketa aktibatu</text:p>
          </table:table-cell>
        </table:table-row>
      </table:table>
      <table:table table:name="Table2" table:style-name="Table2">
        <table:table-column table:style-name="Table2.A"/>
        <table:table-column table:style-name="Table2.B"/>
        <table:table-row>
          <table:table-cell table:style-name="Table2.A1" office:value-type="string">
            <text:p text:style-name="Table_20_Contents">GORA</text:p>
          </table:table-cell>
          <table:table-cell table:style-name="Table2.A1" office:value-type="string">
            <text:p text:style-name="Table_20_Contents">Mugitu +Y; Txikitu Y; Biratu +X</text:p>
          </table:table-cell>
        </table:table-row>
        <table:table-row>
          <table:table-cell table:style-name="Table2.A1" office:value-type="string">
            <text:p text:style-name="Table_20_Contents">BEHERA</text:p>
          </table:table-cell>
          <table:table-cell table:style-name="Table2.A1" office:value-type="string">
            <text:p text:style-name="Table_20_Contents">Mugitu -Y; Handitu Y; Biratu -X</text:p>
          </table:table-cell>
        </table:table-row>
        <table:table-row>
          <table:table-cell table:style-name="Table2.A1" office:value-type="string">
            <text:p text:style-name="Table_20_Contents">ESKUINA</text:p>
          </table:table-cell>
          <table:table-cell table:style-name="Table2.A1" office:value-type="string">
            <text:p text:style-name="Table_20_Contents">Mugitu +X; Txikitu X; Biratu +Y</text:p>
          </table:table-cell>
        </table:table-row>
        <table:table-row>
          <table:table-cell table:style-name="Table2.A1" office:value-type="string">
            <text:p text:style-name="Table_20_Contents">EZKERRA</text:p>
          </table:table-cell>
          <table:table-cell table:style-name="Table2.A1" office:value-type="string">
            <text:p text:style-name="Table_20_Contents">Mugitu -X; Handitu X; Biratu -Y</text:p>
          </table:table-cell>
        </table:table-row>
        <table:table-row>
          <table:table-cell table:style-name="Table2.A1" office:value-type="string">
            <text:p text:style-name="Table_20_Contents">AVPAG</text:p>
          </table:table-cell>
          <table:table-cell table:style-name="Table2.A1" office:value-type="string">
            <text:p text:style-name="Table_20_Contents">Mugitu +Z; Txikitu Z; Biratu +Z</text:p>
          </table:table-cell>
        </table:table-row>
        <table:table-row>
          <table:table-cell table:style-name="Table2.A1" office:value-type="string">
            <text:p text:style-name="Table_20_Contents">REPAG</text:p>
          </table:table-cell>
          <table:table-cell table:style-name="Table2.A1" office:value-type="string">
            <text:p text:style-name="Table_20_Contents">Mugitu -Z; Handitu Z; Biratu -Z</text:p>
          </table:table-cell>
        </table:table-row>
        <table:table-row>
          <table:table-cell table:style-name="Table2.A1" office:value-type="string">
            <text:p text:style-name="Table_20_Contents">+</text:p>
          </table:table-cell>
          <table:table-cell table:style-name="Table2.A1" office:value-type="string">
            <text:p text:style-name="Table_20_Contents">Ardatz guztietan handitu (Objektuak bakarrik)</text:p>
          </table:table-cell>
        </table:table-row>
        <table:table-row>
          <table:table-cell table:style-name="Table2.A1" office:value-type="string">
            <text:p text:style-name="Table_20_Contents">-</text:p>
          </table:table-cell>
          <table:table-cell table:style-name="Table2.A1" office:value-type="string">
            <text:p text:style-name="Table_20_Contents">Ardatz guztietan txikitu (Objektuak bakarrik)</text:p>
          </table:table-cell>
        </table:table-row>
      </table:table>
      <text:p text:style-name="P14"/>
      <text:p text:style-name="P17">&lt;M,m&gt;,&lt;B,b&gt; edo &lt;T,t&gt; teklara emanda, hortik aurrera egin nahi diren transformazioak hautatu diren motakoak izango dira.</text:p>
      <text:p text:style-name="P14"/>
      <text:p text:style-name="P14"/>
      <text:p text:style-name="P14"/>
      <text:p text:style-name="P14"/>
      <text:p text:style-name="P14"/>
      <text:p text:style-name="P14"/>
      <text:p text:style-name="P21"><text:soft-page-break/>2. Aldaketak erreferentzi-sistema lokalak zein globalak egiteko aukera eman.</text:p>
      <text:p text:style-name="P21"/>
      <text:p text:style-name="P14"><text:span text:style-name="T12">Transformazio lokalak edo globalak egiteko 3 gauza egiten ditugu: erreferentzia_sistema aldagaia sortu io.c-n, GLOBALA eta LOKALA aldagaiak erazagutu definitions.h-n eta, aurreko kode-zatian ikusten denez, transformazio-matrizea sortu eta gero globala baldin bada (HAU BUKATU).</text:span></text:p>
      <text:p text:style-name="P14"/>
      <text:p text:style-name="P22">3. Aldaketak desegiteko aukera eman.</text:p>
      <text:p text:style-name="P3"/>
      <text:p text:style-name="P3"><text:span text:style-name="T13">Aldaketak desegiteko definitions.h-n object3d estrukturari atributu bat gehitu diogu: transformazio_pila. Pilari esker, aldaketak desegiteko funtzionalitatea errez egingo da.</text:span></text:p>
      <text:p text:style-name="P18">Pilaren erazagupena eta inplementazioa pila.h eta pila.c fitxategietan eginda dago.</text:p>
      <text:p text:style-name="P18"/>
      <text:p text:style-name="P19">Beraz, aldaketak sartu ahala, pilari push() egingo diogu matrize berriekin. Edozein momentuan aldaketaren bat desegin nahi badugu, CTRL+ &lt;Z,z&gt; sakatuz aurreko aldaketara pasatuko gara, eta hala egin dezakegu hasierako objektura heldu arte edo aldaketa berri bat egin arte.</text:p>
      <text:p text:style-name="P19"/>
      <text:p text:style-name="P19"/>
      <text:p text:style-name="P23">KOMENTEU PILAN ERAGIKETAK</text:p>
      <text:p text:style-name="P23">KOMENTEU EINIKO FUNTZINO BARRIXE TRANSFORMATU() EDO HOLAKO ZOZE ONINO EZTOTENA IGO GITHUBERA xd.</text:p>
      <text:p text:style-name="P1"/>
      <text:p text:style-name="P1">Aldaketak:</text:p>
      <text:p text:style-name="P1"/>
      <text:p text:style-name="P1"/>
      <text:p text:style-name="P1"/>
      <text:p text:style-name="P1"><text:span text:style-name="T1">H</text:span>obekuntzak:</text:p>
      <text:p text:style-name="P1"/>
      <text:list xml:id="list4201426597" text:style-name="L2">
        <text:list-item>
          <text:p text:style-name="P2">Desegindako transformazioak berregin ahal dire.</text:p>
        </text:list-item>
        <text:list-item>
          <text:p text:style-name="P2">PILAKO NODO SOLTIEK (HILLEK) EZTIE KENTZEN MEMORITTIK!</text:p>
        </text:list-item>
        <text:list-item>
          <text:p text:style-name="P24">KOMENTEU PILAN DEPOP()</text:p>
        </text:list-item>
      </text:list>
      <text:p text:style-name="P1"/>
      <text:p text:style-name="P23">2. Aldaketak berregiteko aukera.</text:p>
      <text:p text:style-name="P23"/>
      <text:p text:style-name="P25">Aldaketak berregiteko depop() funtzioa inplementatu dugu, zeinak pilaren gainean <text:s/>dagoen nodoaren jarraian nodorik badago, tail punteroak berari apuntatuko dion, hots, aurreko aldaketa “ezabaturik” badago, hau berreskuratuko du. <text:span text:style-name="T14">Honen arazo bat da ez dugula ezabatzen berriro erabiliko ez ditugun nodoak.</text:span></text:p>
      <text:p text:style-name="P27"><text:span text:style-name="T14">uw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2:45:20.197023310</meta:creation-date>
    <dc:date>2018-11-13T09:52:41.405659293</dc:date>
    <meta:editing-duration>PT52M42S</meta:editing-duration>
    <meta:editing-cycles>15</meta:editing-cycles>
    <meta:generator>LibreOffice/5.4.6.2$Linux_X86_64 LibreOffice_project/40m0$Build-2</meta:generator>
    <meta:document-statistic meta:table-count="2" meta:image-count="0" meta:object-count="0" meta:page-count="4" meta:paragraph-count="95" meta:word-count="466" meta:character-count="3696" meta:non-whitespace-character-count="3299"/>
  </office:meta>
</office:document-meta>
</file>